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24df9c" officeooo:paragraph-rsid="0024df9c"/>
    </style:style>
    <style:style style:name="P5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7985" officeooo:paragraph-rsid="00247985"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4df9c" officeooo:paragraph-rsid="0024df9c" style:font-size-asian="12pt" style:font-size-complex="12pt"/>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style:text-underline-style="solid" style:text-underline-width="auto" style:text-underline-color="font-color" fo:font-weight="normal" officeooo:rsid="00247985" officeooo:paragraph-rsid="00247985" style:font-size-asian="12pt" style:font-size-complex="12pt"/>
    </style:style>
    <style:style style:name="P57"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58"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60"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61"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4df9c" officeooo:paragraph-rsid="0024df9c" style:font-size-asian="12pt" style:font-size-complex="12pt"/>
    </style:style>
    <style:style style:name="P62"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63" style:family="paragraph" style:parent-style-name="Text_20_body" style:list-style-name="L2">
      <style:paragraph-properties fo:margin-top="0cm" fo:margin-bottom="0cm" loext:contextual-spacing="false" fo:orphans="2" fo:widows="2"/>
    </style:style>
    <style:style style:name="P64"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weight="bold" style:font-weight-asian="bold" style:font-weight-complex="bold"/>
    </style:style>
    <style:style style:name="T27" style:family="text">
      <style:text-properties fo:color="#000000" fo:font-size="12pt" style:font-size-asian="12pt" style:font-size-complex="12pt"/>
    </style:style>
    <style:style style:name="T28" style:family="text">
      <style:text-properties fo:color="#800080"/>
    </style:style>
    <style:style style:name="T29" style:family="text">
      <style:text-properties fo:color="#666666" fo:font-style="italic"/>
    </style:style>
    <style:style style:name="T30" style:family="text">
      <style:text-properties officeooo:rsid="00119207"/>
    </style:style>
    <style:style style:name="T31" style:family="text">
      <style:text-properties officeooo:rsid="0018d57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font-weight-asian="normal" style:font-weight-complex="normal"/>
    </style:style>
    <style:style style:name="T34" style:family="text">
      <style:text-properties style:font-name="Open Sans" fo:font-size="10.5pt" fo:font-style="normal" fo:font-weight="normal"/>
    </style:style>
    <style:style style:name="T35" style:family="text">
      <style:text-properties style:font-name="Open Sans" fo:font-size="10.5pt" fo:font-style="normal" fo:font-weight="normal" officeooo:rsid="00213678"/>
    </style:style>
    <style:style style:name="T36"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7" style:family="text">
      <style:text-properties officeooo:rsid="002259d9"/>
    </style:style>
    <style:style style:name="T38" style:family="text">
      <style:text-properties fo:color="#a1467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30">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30">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8">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9">#Jarno is een string</text:span></text:p>
            <text:p text:style-name="P33">leeftijd<text:span text:style-name="T8">=</text:span><text:span text:style-name="T12">16</text:span> <text:s text:c="4"/><text:span text:style-name="T29">#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1">Z</text:span>oals print.</text:p>
      <text:p text:style-name="P16">Zelf een functie maken: <text:s/>Dit doen wordt gedaan met het keyword: <text:span text:style-name="T32">def</text:span><text:span text:style-name="T33">. = definieren, / define. Na </text:span><text:span text:style-name="T32">def</text:span><text:span text:style-name="T33">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57">def hvPP(persoon):</text:p>
      <text:p text:style-name="P57"><text:s text:c="4"/>"liedje arrangeren voor een jongens en meisjes koor."</text:p>
      <text:p text:style-name="P57"><text:s text:c="4"/>print("1 - <text:s/>2 <text:s/>- <text:s/>3 <text:s/>- <text:s/>4")</text:p>
      <text:p text:style-name="P57"><text:s text:c="4"/>print(" h - v <text:s/>- <text:s/>h <text:s/>- <text:s/>v")</text:p>
      <text:p text:style-name="P57"><text:s text:c="4"/>print("1 - <text:s/>2 <text:s/>- <text:s/>3 <text:s/>- <text:s/>4")</text:p>
      <text:p text:style-name="P57"><text:s text:c="4"/>print(" h - v <text:s/>....")</text:p>
      <text:p text:style-name="P57"><text:s text:c="4"/>print(persoon + "\n(zing heel hard): <text:s/>PAPIER <text:s/>!!!")</text:p>
      <text:p text:style-name="P57"><text:s text:c="4"/>print(" ")</text:p>
      <text:p text:style-name="P57"><text:s text:c="4"/>return</text:p>
      <text:p text:style-name="P57"/>
      <text:p text:style-name="P57">hvPP( 'Meisjes :' )</text:p>
      <text:p text:style-name="P57">hvPP( 'Jongens :' )</text:p>
      <text:p text:style-name="P57">hvPP( 'Transgenders :' )</text:p>
      <text:p text:style-name="P57">hvPP('Bejaarden :')</text:p>
      <text:p text:style-name="P57">hvPP('De mannen :')</text:p>
      <text:p text:style-name="P57">hvPP("De vrouwen :")</text:p>
      <text:p text:style-name="P57">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63"><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63"><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63"><text:span text:style-name="Strong_20_Emphasis"><text:span text:style-name="T2">. – punt</text:span></text:span><text:span text:style-name="T2"><text:line-break/>Een punt betekend een willekeurig karakter (behalve \n).</text:span></text:p>
        </text:list-item>
        <text:list-item>
          <text:p text:style-name="P63"><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63"><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63"><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63"><text:span text:style-name="Strong_20_Emphasis"><text:span text:style-name="T2">\n </text:span></text:span><text:span text:style-name="T2"><text:line-break/>Een nieuwe lijn / witregel</text:span></text:p>
        </text:list-item>
        <text:list-item>
          <text:p text:style-name="P63"><text:span text:style-name="Strong_20_Emphasis"><text:span text:style-name="T2">\d</text:span></text:span><text:span text:style-name="T2"><text:line-break/>Elk decimaal teken, dus hetzelfde als [0-9]</text:span></text:p>
        </text:list-item>
        <text:list-item>
          <text:p text:style-name="P63"><text:span text:style-name="Strong_20_Emphasis"><text:span text:style-name="T2">\D</text:span></text:span><text:span text:style-name="T2"><text:line-break/>Geen decimaal teken, dus hetzelfde als [^0-9]</text:span></text:p>
        </text:list-item>
        <text:list-item>
          <text:p text:style-name="P63"><text:span text:style-name="Strong_20_Emphasis"><text:span text:style-name="T2">\s</text:span></text:span><text:span text:style-name="T2"><text:line-break/>Elk whitespace karakter, dus hetzelfde als [ \t\n\r\f\v]</text:span></text:p>
        </text:list-item>
        <text:list-item>
          <text:p text:style-name="P63"><text:span text:style-name="Strong_20_Emphasis"><text:span text:style-name="T2">\S</text:span></text:span><text:span text:style-name="T2"><text:line-break/>Geen whitespace karakter, dus hetzelfde als [^ \t\n\r\f\v]</text:span></text:p>
        </text:list-item>
        <text:list-item>
          <text:p text:style-name="P63"><text:span text:style-name="Strong_20_Emphasis"><text:span text:style-name="T2">\t</text:span></text:span><text:span text:style-name="T2"><text:line-break/>Een tab</text:span></text:p>
        </text:list-item>
        <text:list-item>
          <text:p text:style-name="P63"><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5">Wat zijn </text:span><text:span text:style-name="T36">loops</text:span><text:span text:style-name="T35">: </text:span></text:p>
      <text:p text:style-name="P22"><text:span text:style-name="T35">L</text:span><text:span text:style-name="T34">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59">FOR LOOP <text:span text:style-name="T37">van een string</text:span></text:p>
      <text:p text:style-name="P58"><text:span text:style-name="T38">for</text:span> letter <text:span text:style-name="T38">in</text:span> "Bananenschillenmand":</text:p>
      <text:p text:style-name="P58"><text:s text:c="4"/>print ("Van boven naar beneden: <text:s/>", letter)</text:p>
      <text:p text:style-name="P58"/>
      <text:p text:style-name="P53">result==&gt;</text:p>
      <text:p text:style-name="P53"><text:soft-page-break/>Van boven naar beneden: <text:s text:c="2"/>B</text:p>
      <text:p text:style-name="P53">Van boven naar beneden: <text:s text:c="2"/>a</text:p>
      <text:p text:style-name="P53">Van boven naar beneden: <text:s text:c="2"/>n</text:p>
      <text:p text:style-name="P53">Van boven naar beneden: <text:s text:c="2"/>a</text:p>
      <text:p text:style-name="P53">Van boven naar beneden: <text:s text:c="2"/>n</text:p>
      <text:p text:style-name="P53">Van boven naar beneden: <text:s text:c="2"/>e</text:p>
      <text:p text:style-name="P53">Van boven naar beneden: <text:s text:c="2"/>n</text:p>
      <text:p text:style-name="P53">Van boven naar beneden: <text:s text:c="2"/>s</text:p>
      <text:p text:style-name="P53">Van boven naar beneden: <text:s text:c="2"/>c</text:p>
      <text:p text:style-name="P53">Van boven naar beneden: <text:s text:c="2"/>h</text:p>
      <text:p text:style-name="P53">Van boven naar beneden: <text:s text:c="2"/>i</text:p>
      <text:p text:style-name="P53">Van boven naar beneden: <text:s text:c="2"/>l</text:p>
      <text:p text:style-name="P53">Van boven naar beneden: <text:s text:c="2"/>l</text:p>
      <text:p text:style-name="P53">Van boven naar beneden: <text:s text:c="2"/>e</text:p>
      <text:p text:style-name="P53">Van boven naar beneden: <text:s text:c="2"/>n</text:p>
      <text:p text:style-name="P53">Van boven naar beneden: <text:s text:c="2"/>m</text:p>
      <text:p text:style-name="P53">Van boven naar beneden: <text:s text:c="2"/>a</text:p>
      <text:p text:style-name="P53">Van boven naar beneden: <text:s text:c="2"/>n</text:p>
      <text:p text:style-name="P53">Van boven naar beneden: <text:s text:c="2"/>d</text:p>
      <text:p text:style-name="P53"/>
      <text:p text:style-name="P62">FOR LOOP van een list</text:p>
      <text:p text:style-name="P60"><text:span text:style-name="T21">fruitmand = ["appel", "peer", "mango", "kersen", "banaan"]</text:span></text:p>
      <text:p text:style-name="P60"><text:span text:style-name="T38">for</text:span><text:span text:style-name="T21"> fruit </text:span><text:span text:style-name="T38">in</text:span><text:span text:style-name="T21"> fruitmand:</text:span></text:p>
      <text:p text:style-name="P60"><text:span text:style-name="T21"><text:s text:c="4"/>print("In de mand: <text:s/>", fruit)</text:span></text:p>
      <text:p text:style-name="P62"><text:span text:style-name="T27"/></text:p>
      <text:p text:style-name="P62"><text:span text:style-name="T21">result ==&gt;</text:span></text:p>
      <text:p text:style-name="P60"><text:span text:style-name="T21">In de mand: <text:s text:c="2"/>appel</text:span></text:p>
      <text:p text:style-name="P60"><text:span text:style-name="T21">In de mand: <text:s text:c="2"/>peer</text:span></text:p>
      <text:p text:style-name="P60"><text:span text:style-name="T21">In de mand: <text:s text:c="2"/>mango</text:span></text:p>
      <text:p text:style-name="P60"><text:span text:style-name="T21">In de mand: <text:s text:c="2"/>kersen</text:span></text:p>
      <text:p text:style-name="P60"><text:span text:style-name="T21">In de mand: <text:s text:c="2"/>banaan</text:span></text:p>
      <text:p text:style-name="P56"><text:soft-page-break/>Alleen de eerste letter printen:</text:p>
      <text:p text:style-name="P54">fruitmand = ["appel", "peer", "mango", "kersen", "zeemeermin", <text:s/>"banaan"]</text:p>
      <text:p text:style-name="P54"><text:span text:style-name="T1">for</text:span> fruit <text:span text:style-name="T1">in</text:span> fruitmand:</text:p>
      <text:p text:style-name="P54"><text:s text:c="4"/>print("In de mand: <text:s/>", fruit [0])</text:p>
      <text:p text:style-name="P54"/>
      <text:p text:style-name="P54">result ==&gt;</text:p>
      <text:p text:style-name="P54">In de mand: <text:s text:c="2"/>a</text:p>
      <text:p text:style-name="P54">In de mand: <text:s text:c="2"/>p</text:p>
      <text:p text:style-name="P54">In de mand: <text:s text:c="2"/>m</text:p>
      <text:p text:style-name="P54">In de mand: <text:s text:c="2"/>k</text:p>
      <text:p text:style-name="P54">In de mand: <text:s text:c="2"/>z</text:p>
      <text:p text:style-name="P54">In de mand: <text:s text:c="2"/>b</text:p>
      <text:p text:style-name="P54"/>
      <text:p text:style-name="P61">Een range maken</text:p>
      <text:p text:style-name="P54"/>
      <text:p text:style-name="P54">for x in range (4):</text:p>
      <text:p text:style-name="P54"><text:s text:c="4"/>print (x)</text:p>
      <text:p text:style-name="P53"/>
      <text:p text:style-name="P55">output ==&gt;</text:p>
      <text:p text:style-name="P55">0</text:p>
      <text:p text:style-name="P55">1</text:p>
      <text:p text:style-name="P55">2</text:p>
      <text:p text:style-name="P55">3</text:p>
      <text:p text:style-name="P55"/>
      <text:p text:style-name="P61">een geselcteerde range maken</text:p>
      <text:p text:style-name="P55">for x in range (4,7):</text:p>
      <text:p text:style-name="P55"><text:s text:c="4"/>print (x)</text:p>
      <text:p text:style-name="P11"/>
      <text:p text:style-name="P52">output ==&gt;</text:p>
      <text:p text:style-name="P52">4</text:p>
      <text:p text:style-name="P52">5</text:p>
      <text:p text:style-name="P52">6</text:p>
      <text:p text:style-name="P52"><text:soft-page-break/></text:p>
      <text:p text:style-name="P11"/>
      <text:p text:style-name="P11"/>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9T16:05:33.487118179</dc:date>
    <meta:editing-duration>P1DT14H55M38S</meta:editing-duration>
    <meta:editing-cycles>20</meta:editing-cycles>
    <meta:generator>LibreOffice/6.2.4.2.0$Linux_X86_64 LibreOffice_project/b154c0ac6cf11bc010cb60509e6db2f74a9a9fa3</meta:generator>
    <meta:document-statistic meta:table-count="46" meta:image-count="1" meta:object-count="0" meta:page-count="17" meta:paragraph-count="406" meta:word-count="3507" meta:character-count="22487" meta:non-whitespace-character-count="19196"/>
  </office:meta>
</office:document-meta>
</file>